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Verdana" svg:font-family="Verdana, Arial, sans-serif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text-line-through-style="none" style:font-name="Times New Roman" fo:font-size="32pt" fo:letter-spacing="normal" fo:language="zxx" fo:country="none" fo:font-style="normal" style:text-underline-style="none" fo:font-weight="bold" style:text-blinking="false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font-variant="normal" fo:text-transform="none" fo:color="#252525" style:font-name="sans-serif" fo:font-size="10.5pt" fo:letter-spacing="normal" fo:font-style="normal" fo:font-weight="bold"/>
    </style:style>
    <style:style style:name="T3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4" style:family="text">
      <style:text-properties fo:font-variant="normal" fo:text-transform="none" fo:color="#252525" fo:letter-spacing="normal"/>
    </style:style>
    <style:style style:name="T5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/>
    </style:style>
    <style:style style:name="T6" style:family="text">
      <style:text-properties fo:color="#252525" style:font-name="sans-serif" fo:font-size="10.5pt" fo:font-style="normal" fo:font-weight="normal"/>
    </style:style>
    <style:style style:name="T7" style:family="text">
      <style:text-properties fo:color="#252525" style:font-name="Verdana" fo:font-size="9.75pt" fo:font-style="normal" fo:font-weight="bold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Verdana" fo:font-size="9.75pt" fo:font-style="normal" fo:font-weight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font-name="Times New Roman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5.9 </text:span><text:span text:style-name="T12">Вокодер (</text:span><text:a xlink:type="simple" xlink:href="https://ru.wikipedia.org/wiki/Англ."><text:span text:style-name="T12">англ.</text:span></text:a><text:span text:style-name="T12"> voice coder — кодировщик голоса) — устройство </text:span><text:a xlink:type="simple" xlink:href="https://ru.wikipedia.org/wiki/Синтез_речи"><text:span text:style-name="T12">синтеза речи</text:span></text:a><text:span text:style-name="T12"> на основе произвольного сигнала с богатым спектром. </text:span></text:p>
      <text:p text:style-name="P1"><text:tab/> <text:span text:style-name="T9">Полосовой вокодер – анализатор</text:span></text:p>
      <text:p text:style-name="P1">Полосовой вокодер расщепляет речевой сигнал на расширяющиеся, неперекрывающиеся частотные субполосы. Полный диапазон охватывает все частоты, которые может слышать человеческое ухо. Поступающий речевой сигнал разделяется на сегменты длительностью примерно 20 мс.</text:p>
      <text:p text:style-name="P1">Сигнал на выходе каждой субполосы выпрямляется и фильтруется для определения его спектральной огибающей. Далее огибающая преобразуется в цифровую форму и поступает на устройство временного уплотнения (мультиплексор) для передачи по каналу связи. Обычно используются 16 субполос, охватывающих полный диапазон звуковых частот.</text:p>
      <text:p text:style-name="P2"><text:tab/>· Полосовой вокодер – синтезатор</text:p>
      <text:p text:style-name="P1">Задача синтезатора состоит в изменении процесса кодирования на обратный. Полученный сигнал сначала демультиплексируется, чтобы выделить различные параметры сигнала. Часть сигнала, несущая информацию об огибающей спектра, преобразуется в аналоговую форму. Если она принадлежит сегменту огласованной речи, для возбуждения используется последовательность импульсов с частотой основного тона, в результате чего «заполняется» огибающая спектра. Если огибающая принадлежит неогласованному сегменту, для восстановления звука используется генератор шума. Наконец, сегмент сигнала фильтруется полосовым фильтром в его первоначальной частотной области.</text:p>
      <text:p text:style-name="Standard"/>
      <text:p text:style-name="Standard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Verdana" svg:font-family="Verdana, Arial, sans-serif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2:59:53</dc:date>
    <dc:creator>mark </dc:creator>
    <meta:editing-duration>PT3S</meta:editing-duration>
    <meta:editing-cycles>29</meta:editing-cycles>
    <meta:document-statistic meta:table-count="0" meta:image-count="0" meta:object-count="0" meta:page-count="1" meta:paragraph-count="6" meta:word-count="170" meta:character-count="1422" meta:non-whitespace-character-count="1254"/>
  </office:meta>
</office:document-meta>
</file>